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MAX31820 Weather Underground station</text:p>
          </table:table-cell>
          <table:table-cell table:style-name="ce14"/>
          <table:table-cell table:style-name="ce27"/>
          <table:table-cell table:style-name="ce4"/>
          <table:table-cell table:style-name="ce1" office:value-type="string" calcext:value-type="string">
            <text:p>All values are in US Dollars</text:p>
          </table:table-cell>
          <table:table-cell table:style-name="ce1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1.95" calcext:value-type="currency">
            <text:p>$1.95</text:p>
          </table:table-cell>
          <table:table-cell table:style-name="ce16"/>
          <table:table-cell table:style-name="ce16" office:value-type="string" calcext:value-type="string">
            <text:p>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D Printed box with lid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 table:number-columns-repeated="2"/>
          <table:table-cell office:value-type="string" calcext:value-type="string">
            <text:p>MAX31820WeatherStation.f3d</text:p>
          </table:table-cell>
          <table:table-cell office:value-type="string" calcext:value-type="string">
            <text:p>Custom part. STL files and the Design file are in GitHub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heat shrink tubing</text:p>
          </table:table-cell>
          <table:table-cell table:style-name="ce15"/>
          <table:table-cell table:style-name="ce7"/>
          <table:table-cell table:style-name="ce8"/>
          <table:table-cell table:style-name="ce8" table:formula="of:=[.A11]*[.E1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11])" office:value-type="currency" office:currency="USD" office:value="27.45" calcext:value-type="currency">
            <text:p>$27.45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0" office:value-type="string" calcext:value-type="string">
            <text:p>Tools and Miscellaneous materials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Heaterizer XL-3000 Heat Gu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TOL-10326</text:p>
          </table:table-cell>
          <table:table-cell table:style-name="ce24" office:value-type="currency" office:currency="USD" office:value="13.95" calcext:value-type="currency">
            <text:p>$13.95</text:p>
          </table:table-cell>
          <table:table-cell table:style-name="ce8" table:formula="of:=[.A17]*[.E17]" office:value-type="currency" office:currency="USD" office:value="13.95" calcext:value-type="currency">
            <text:p>$13.95</text:p>
          </table:table-cell>
          <table:table-cell table:style-name="ce16"/>
          <table:table-cell table:style-name="ce16" office:value-type="string" calcext:value-type="string">
            <text:p>So much better and safer than trying to use matches or cigarette lighters to shrink the tubing.</text:p>
          </table:table-cell>
          <table:table-cell table:style-name="ce1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0]*[.E20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1]*[.E21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17:.F21])" office:value-type="currency" office:currency="USD" office:value="21.45" calcext:value-type="currency">
            <text:p>$21.45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7:10:56.5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M</meta:editing-duration>
    <meta:editing-cycles>84</meta:editing-cycles>
    <meta:generator>LibreOffice/6.1.6.3$Windows_X86_64 LibreOffice_project/5896ab1714085361c45cf540f76f60673dd96a72</meta:generator>
    <dc:date>2019-12-07T17:12:18.881000000</dc:date>
    <meta:document-statistic meta:table-count="1" meta:cell-count="91" meta:object-count="0"/>
    <meta:user-defined meta:name="Info 1"/>
    <meta:user-defined meta:name="Info 2"/>
    <meta:user-defined meta:name="Info 3"/>
    <meta:user-defined meta:name="Info 4"/>
  </office:meta>
</office:document-meta>
</file>